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Noto Serif CJK SC" svg:font-family="'Noto Serif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1">
      <style:graphic-properties draw:fill-color="#ffffff" fo:min-height="11.26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1">
      <style:graphic-properties draw:fill-color="#000000" draw:auto-grow-height="true" draw:fit-to-size="false" style:shrink-to-fit="false" fo:min-height="12.298cm"/>
      <style:paragraph-properties style:writing-mode="lr-tb"/>
    </style:style>
    <style:style style:name="co1" style:family="table-column">
      <style:table-column-properties style:column-width="0.839cm" style:use-optimal-column-width="false"/>
    </style:style>
    <style:style style:name="co2" style:family="table-column">
      <style:table-column-properties style:column-width="5.46cm" style:use-optimal-column-width="false"/>
    </style:style>
    <style:style style:name="co3" style:family="table-column">
      <style:table-column-properties style:column-width="4.83cm" style:use-optimal-column-width="false"/>
    </style:style>
    <style:style style:name="co4" style:family="table-column">
      <style:table-column-properties style:column-width="5.884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92cm" style:use-optimal-row-height="false"/>
    </style:style>
    <style:style style:name="ro4" style:family="table-row">
      <style:table-row-properties style:row-height="4.029cm" style:use-optimal-row-height="false"/>
    </style:style>
    <style:style style:name="ro5" style:family="table-row">
      <style:table-row-properties style:row-height="3.816cm" style:use-optimal-row-height="false"/>
    </style:style>
    <style:style style:name="ro6" style:family="table-row">
      <style:table-row-properties style:row-height="2.394cm" style:use-optimal-row-height="false"/>
    </style:style>
    <style:style style:name="ro7" style:family="table-row">
      <style:table-row-properties style:row-height="3.105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line-height="150%" fo:text-align="start"/>
      <style:text-properties fo:hyphenate="false" loext:hyphenation-no-caps="false"/>
    </style:style>
    <style:style style:name="P3" style:family="paragraph">
      <loext:graphic-properties draw:fill-color="#ffffff"/>
      <style:paragraph-properties fo:text-align="start" style:writing-mode="lr-tb"/>
      <style:text-properties fo:font-size="32pt" fo:hyphenate="false" loext:hyphenation-no-caps="false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150%"/>
      <style:text-properties fo:hyphenate="false" loext:hyphenation-no-caps="false"/>
    </style:style>
    <style:style style:name="P7" style:family="paragraph">
      <style:paragraph-properties fo:line-height="150%" style:text-autospace="none"/>
      <style:text-properties fo:hyphenate="false" loext:hyphenation-no-caps="false"/>
    </style:style>
    <style:style style:name="P8" style:family="paragraph">
      <style:paragraph-properties fo:margin-top="0cm" fo:margin-bottom="0cm" fo:line-height="150%" style:text-autospace="none"/>
      <style:text-properties fo:hyphenate="false" loext:hyphenation-no-caps="false"/>
    </style:style>
    <style:style style:name="P9" style:family="paragraph">
      <style:paragraph-properties fo:margin-top="0cm" fo:margin-bottom="0cm" style:text-autospace="none"/>
    </style:style>
    <style:style style:name="P10" style:family="paragraph">
      <loext:graphic-properties draw:fill-color="#000000"/>
      <style:paragraph-properties fo:margin-top="0cm" fo:margin-bottom="0cm" style:text-autospace="none" style:writing-mode="lr-tb"/>
      <style:text-properties fo:font-size="12pt" style:letter-kerning="false" style:font-name-asian="DejaVu Sans" style:font-size-asian="24pt" style:font-name-complex="DejaVu Sans" style:font-size-complex="24pt" fo:hyphenate="false" loext:hyphenation-no-caps="false"/>
    </style:style>
    <style:style style:name="T1" style:family="text">
      <style:text-properties fo:font-size="32pt"/>
    </style:style>
    <style:style style:name="T2" style:family="text">
      <style:text-properties style:font-name="Liberation Serif" fo:font-size="42pt" style:font-name-asian="Liberation Serif" style:font-size-asian="42pt" style:font-name-complex="Liberation Serif" style:font-size-complex="42pt"/>
    </style:style>
    <style:style style:name="T3" style:family="text">
      <style:text-properties fo:color="#222222" loext:opacity="100%" style:font-name="Liberation Serif2" fo:font-size="15pt" fo:font-weight="normal" style:font-name-asian="Noto Serif CJK SC" style:font-size-asian="22pt" style:font-weight-asian="bold" style:font-name-complex="Liberation Serif2" style:font-size-complex="15pt" style:font-weight-complex="bold"/>
    </style:style>
    <style:style style:name="T4" style:family="text">
      <style:text-properties fo:font-size="18pt" fo:font-weight="bold" style:font-size-complex="10pt" style:font-weight-complex="bold"/>
    </style:style>
    <style:style style:name="T5" style:family="text">
      <style:text-properties fo:font-size="18pt" fo:font-weight="bold" style:font-weight-complex="bold"/>
    </style:style>
    <style:style style:name="T6" style:family="text">
      <style:text-properties fo:font-size="18pt"/>
    </style:style>
    <style:style style:name="T7" style:family="text">
      <style:text-properties fo:color="#222222" loext:opacity="100%" fo:font-size="12pt" fo:font-weight="normal" style:font-size-complex="12pt"/>
    </style:style>
    <style:style style:name="T8" style:family="text">
      <style:text-properties fo:color="#222222" loext:opacity="100%" fo:font-size="18pt" fo:font-weight="normal" style:font-size-complex="12pt"/>
    </style:style>
    <style:style style:name="T9" style:family="text">
      <style:text-properties fo:font-size="18pt" style:font-size-complex="9pt"/>
    </style:style>
    <style:style style:name="T10" style:family="text">
      <style:text-properties fo:color="#222222" loext:opacity="100%" fo:font-size="18pt" fo:font-weight="normal" style:font-size-complex="9pt"/>
    </style:style>
    <style:style style:name="T11" style:family="text">
      <style:text-properties fo:font-size="18pt" style:font-size-complex="10pt"/>
    </style:style>
    <style:style style:name="T12" style:family="text">
      <style:text-properties style:font-name="Liberation Serif" style:font-name-asian="Liberation Serif" style:font-name-complex="Liberation Serif"/>
    </style:style>
    <style:style style:name="T13" style:family="text">
      <style:text-properties fo:font-size="20pt" style:font-size-asian="42pt" style:font-size-complex="42pt"/>
    </style:style>
    <style:style style:name="T14" style:family="text">
      <style:text-properties style:font-name="Liberation Serif" fo:font-size="20pt" style:font-name-asian="Liberation Serif" style:font-size-asian="42pt" style:font-name-complex="Liberation Serif" style:font-size-complex="42pt"/>
    </style:style>
    <style:style style:name="T15" style:family="text">
      <style:text-properties style:font-name="Liberation Serif" fo:font-size="26pt" style:font-name-asian="Liberation Serif" style:font-size-asian="60pt" style:font-name-complex="Liberation Serif" style:font-size-complex="60pt"/>
    </style:style>
    <style:style style:name="T16" style:family="text">
      <style:text-properties fo:font-size="20pt" style:font-name-asian="Liberation Serif" style:font-size-asian="42pt" style:font-name-complex="Liberation Serif" style:font-size-complex="42pt"/>
    </style:style>
    <style:style style:name="T17" style:family="text">
      <style:text-properties fo:font-size="12pt"/>
    </style:style>
    <style:style style:name="T18" style:family="text">
      <style:text-properties fo:font-size="18pt" style:letter-kerning="false" style:font-name-asian="DejaVu Sans" style:font-size-asian="40pt" style:font-name-complex="DejaVu Sans" style:font-size-complex="40pt"/>
    </style:style>
    <style:style style:name="T19" style:family="text">
      <style:text-properties style:font-name="Liberation Serif" fo:font-size="24pt" style:letter-kerning="false" style:font-name-asian="Liberation Serif" style:font-size-asian="54pt" style:font-name-complex="Liberation Serif" style:font-size-complex="54pt"/>
    </style:style>
    <style:style style:name="T20" style:family="text">
      <style:text-properties style:font-name="Liberation Serif" fo:font-size="22pt" style:letter-kerning="false" style:font-name-asian="Liberation Serif" style:font-size-asian="48pt" style:font-name-complex="Liberation Serif" style:font-size-complex="48pt"/>
    </style:style>
    <style:style style:name="T21" style:family="text">
      <style:text-properties fo:font-size="12pt" style:letter-kerning="false" style:font-name-asian="DejaVu Sans" style:font-size-asian="24pt" style:font-name-complex="DejaVu San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399cm" svg:y="0.627cm" presentation:class="title" presentation:user-transformed="true">
          <draw:text-box>
            <text:p>Achievements</text:p>
          </draw:text-box>
        </draw:frame>
        <draw:frame presentation:style-name="pr2" draw:text-style-name="P3" draw:layer="layout" svg:width="25.199cm" svg:height="11.327cm" svg:x="1.47cm" svg:y="3.348cm" presentation:class="subtitle" presentation:user-transformed="true">
          <draw:text-box>
            <text:list text:style-name="L1">
              <text:list-item>
                <text:p text:style-name="P2"><text:span text:style-name="T1">Triaxtest simulation</text:span></text:p>
              </text:list-item>
              <text:list-item>
                <text:p text:style-name="P2"><text:span text:style-name="T1">gli2gml.ipynb</text:span></text:p>
              </text:list-item>
              <text:list-item>
                <text:p text:style-name="P2"><text:span text:style-name="T1">Paper review “On the computational applicability of the modiﬁed Cam-clay model on the</text:span></text:p>
              </text:list-item>
              <text:list-item>
                <text:p text:style-name="P2"><text:span text:style-name="T1">‘</text:span><text:span text:style-name="T1">dry’ side” <text:s/></text:span><text:span text:style-name="T2">→</text:span><text:span text:style-name="T3">paper review(1).pdf</text:span></text:p>
              </text:list-item>
            </text:list>
            <text:p><text:span text:style-name="T1"/></text:p>
          </draw:text-box>
        </draw:frame>
        <draw:frame draw:style-name="standard" draw:layer="layout" svg:width="17.012cm" svg:height="59.876cm" svg:x="13.986cm" svg:y="-167.8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4">Nr</text:span></text:p>
              </table:table-cell>
              <table:table-cell>
                <text:p><text:span text:style-name="T5">Project </text:span></text:p>
              </table:table-cell>
              <table:table-cell>
                <text:p><text:span text:style-name="T5">File NAMES</text:span></text:p>
              </table:table-cell>
              <table:table-cell>
                <text:p><text:span text:style-name="T5">Seafile folders Link </text:span></text:p>
              </table:table-cell>
            </table:table-row>
            <table:table-row table:style-name="ro1" table:default-cell-style-name="gray2">
              <table:table-cell table:number-rows-spanned="4">
                <text:p><text:span text:style-name="T6">1-</text:span></text:p>
              </table:table-cell>
              <table:table-cell table:number-rows-spanned="4">
                <text:p><text:span text:style-name="T6">Triaxtest simulation</text:span></text:p>
              </table:table-cell>
              <table:table-cell>
                <text:p><text:span text:style-name="T6">model_triaxtest.prj</text:span></text:p>
              </table:table-cell>
              <table:table-cell table:number-rows-spanned="3">
                <text:p text:style-name="P4"><text:span text:style-name="T6"><text:a xlink:href="https://seafile.cloud.uni-hannover.de/d/4aa0c25776f14c698a50/?p=%2F&amp;mode=list" xlink:type="simple">https://seafile.cloud.uni-hannover.de/d/4aa0c25776f14c698a50/?p=%2F&amp;mode=list</text:a></text:span><text:span text:style-name="T6"><text:a xlink:href="https://seafile.cloud.uni-hannover.de/d/4aa0c25776f14c698a50/?p=%2F1_example%2Finput&amp;mode=list" xlink:type="simple">Tanzeela/1_example/input</text:a></text:span></text:p>
              </table:table-cell>
            </table:table-row>
            <table:table-row table:style-name="ro2" table:default-cell-style-name="gray1">
              <table:covered-table-cell/>
              <table:covered-table-cell/>
              <table:table-cell>
                <text:p><text:span text:style-name="T6">model.vtu</text:span></text:p>
              </table:table-cell>
              <table:covered-table-cell/>
            </table:table-row>
            <table:table-row table:style-name="ro2" table:default-cell-style-name="gray2">
              <table:covered-table-cell/>
              <table:covered-table-cell/>
              <table:table-cell>
                <text:p><text:span text:style-name="T6">geometry.gml</text:span></text:p>
              </table:table-cell>
              <table:covered-table-cell/>
            </table:table-row>
            <table:table-row table:style-name="ro2" table:default-cell-style-name="gray1">
              <table:covered-table-cell/>
              <table:covered-table-cell/>
              <table:table-cell>
                <text:p><text:span text:style-name="T6">evolution.avi</text:span></text:p>
              </table:table-cell>
              <table:table-cell>
                <text:p><text:span text:style-name="T6"><text:a xlink:href="https://seafile.cloud.uni-hannover.de/d/4aa0c25776f14c698a50/?p=%2F1_example&amp;mode=list" xlink:type="simple">Tanzeela/1_example</text:a></text:span></text:p>
              </table:table-cell>
            </table:table-row>
            <table:table-row table:style-name="ro2" table:default-cell-style-name="gray2">
              <table:table-cell table:number-rows-spanned="3">
                <text:p><text:span text:style-name="T6">2-</text:span></text:p>
              </table:table-cell>
              <table:table-cell table:number-rows-spanned="3">
                <text:p><text:span text:style-name="T6">convert gli to gml</text:span></text:p>
              </table:table-cell>
              <table:table-cell>
                <text:p><text:span text:style-name="T6">gli2gml.ipynb</text:span></text:p>
              </table:table-cell>
              <table:table-cell>
                <text:p text:style-name="P4"><text:span text:style-name="T6"><text:a xlink:href="https://seafile.cloud.uni-hannover.de/d/4aa0c25776f14c698a50/?p=%2FBDT_model&amp;mode=list" xlink:type="simple">Tanzeela/BDT_model</text:a></text:span></text:p>
              </table:table-cell>
            </table:table-row>
            <table:table-row table:style-name="ro2" table:default-cell-style-name="gray1">
              <table:covered-table-cell/>
              <table:covered-table-cell/>
              <table:table-cell>
                <text:p><text:span text:style-name="T6">CELL1.gli</text:span></text:p>
              </table:table-cell>
              <table:table-cell table:number-rows-spanned="2">
                <text:p text:style-name="P4"><text:span text:style-name="T6"><text:a xlink:href="https://seafile.cloud.uni-hannover.de/d/4aa0c25776f14c698a50/?p=%2FShare__Files&amp;mode=list" xlink:type="simple">Tanzeela/Share__Files</text:a></text:span></text:p>
              </table:table-cell>
            </table:table-row>
            <table:table-row table:style-name="ro2" table:default-cell-style-name="gray2">
              <table:covered-table-cell/>
              <table:covered-table-cell/>
              <table:table-cell>
                <text:p><text:span text:style-name="T6">Example.gml</text:span></text:p>
              </table:table-cell>
              <table:covered-table-cell/>
            </table:table-row>
            <table:table-row table:style-name="ro3" table:default-cell-style-name="gray1">
              <table:table-cell table:number-rows-spanned="2">
                <text:p><text:span text:style-name="T6">3-</text:span></text:p>
              </table:table-cell>
              <table:table-cell table:number-rows-spanned="2">
                <text:p><text:span text:style-name="T6">Paper review “On the computational applicability of the modiﬁed Cam-clay model on the</text:span></text:p>
                <text:p><text:span text:style-name="T6">‘</text:span><text:span text:style-name="T6">dry’ side”</text:span></text:p>
              </table:table-cell>
              <table:table-cell>
                <text:list text:style-name="L1">
                  <text:list-item>
                    <text:list>
                      <text:list-item>
                        <text:p><text:span text:style-name="T7">j.compgeo.2017.09.013.pdf</text:span></text:p>
                      </text:list-item>
                    </text:list>
                  </text:list-item>
                </text:list>
                <text:p><text:span text:style-name="T6"/></text:p>
              </table:table-cell>
              <table:table-cell table:number-rows-spanned="2">
                <text:p text:style-name="P4"><text:span text:style-name="T6"><text:a xlink:href="https://seafile.cloud.uni-hannover.de/d/4aa0c25776f14c698a50/?p=%2FShare__Files%2FLiterature&amp;mode=list" xlink:type="simple">Tanzeela/Share__Files/Literature</text:a></text:span></text:p>
              </table:table-cell>
            </table:table-row>
            <table:table-row table:style-name="ro4" table:default-cell-style-name="gray2">
              <table:covered-table-cell/>
              <table:covered-table-cell/>
              <table:table-cell>
                <text:list text:continue-numbering="true" text:style-name="L1">
                  <text:list-item>
                    <text:list>
                      <text:list-item>
                        <text:p><text:span text:style-name="T8">paper review(1).pdf</text:span></text:p>
                      </text:list-item>
                    </text:list>
                  </text:list-item>
                </text:list>
              </table:table-cell>
              <table:covered-table-cell/>
            </table:table-row>
            <table:table-row table:style-name="ro5" table:default-cell-style-name="gray1">
              <table:table-cell>
                <text:p><text:span text:style-name="T6">4-</text:span></text:p>
              </table:table-cell>
              <table:table-cell>
                <text:p><text:span text:style-name="T6">Parameter determination for snap back effect (newton raphson code)</text:span></text:p>
              </table:table-cell>
              <table:table-cell>
                <text:p><text:span text:style-name="T6">Critical value of stress ratio.ipynb</text:span></text:p>
              </table:table-cell>
              <table:table-cell>
                <text:p text:style-name="P4"><text:span text:style-name="T6"><text:a xlink:href="https://seafile.cloud.uni-hannover.de/d/4aa0c25776f14c698a50/?p=%2F1_example&amp;mode=list" xlink:type="simple">Tanzeela/1_example</text:a></text:span></text:p>
              </table:table-cell>
            </table:table-row>
            <table:table-row table:style-name="ro1" table:default-cell-style-name="gray2">
              <table:table-cell>
                <text:p><text:span text:style-name="T6">5- </text:span></text:p>
              </table:table-cell>
              <table:table-cell>
                <text:p><text:span text:style-name="T6">Parametric study simulation</text:span></text:p>
              </table:table-cell>
              <table:table-cell>
                <text:p><text:span text:style-name="T6">Output.zip</text:span></text:p>
              </table:table-cell>
              <table:table-cell>
                <text:p><text:span text:style-name="T6"><text:a xlink:href="https://seafile.cloud.uni-hannover.de/d/4aa0c25776f14c698a50/?p=%2F1_example&amp;mode=list" xlink:type="simple">Tanzeela/1_example</text:a></text:span></text:p>
              </table:table-cell>
            </table:table-row>
            <table:table-row table:style-name="ro6" table:default-cell-style-name="gray1">
              <table:table-cell>
                <text:p><text:span text:style-name="T6">6- </text:span></text:p>
              </table:table-cell>
              <table:table-cell>
                <text:p><text:span text:style-name="T6">Code for parameter change in prj file</text:span></text:p>
              </table:table-cell>
              <table:table-cell>
                <text:p><text:span text:style-name="T6">change_parameters.py</text:span></text:p>
              </table:table-cell>
              <table:table-cell>
                <text:p><text:span text:style-name="T6"><text:a xlink:href="https://seafile.cloud.uni-hannover.de/d/4aa0c25776f14c698a50/?p=%2F&amp;mode=list" xlink:type="simple">Tanzeela</text:a></text:span></text:p>
              </table:table-cell>
            </table:table-row>
            <table:table-row table:style-name="ro1" table:default-cell-style-name="gray2">
              <table:table-cell table:number-rows-spanned="3">
                <text:p><text:span text:style-name="T6">7-</text:span></text:p>
              </table:table-cell>
              <table:table-cell table:number-rows-spanned="3">
                <text:p><text:span text:style-name="T6">Bdt paper review</text:span></text:p>
              </table:table-cell>
              <table:table-cell>
                <text:p><text:span text:style-name="T6">2020JB020539.pdf</text:span></text:p>
              </table:table-cell>
              <table:table-cell table:number-rows-spanned="3">
                <text:p text:style-name="P4"><text:span text:style-name="T6"><text:a xlink:href="https://seafile.cloud.uni-hannover.de/d/4aa0c25776f14c698a50/?p=%2FBDT_model&amp;mode=list" xlink:type="simple">Tanzeela/BDT_model</text:a></text:span></text:p>
              </table:table-cell>
            </table:table-row>
            <table:table-row table:style-name="ro2" table:default-cell-style-name="gray1">
              <table:covered-table-cell/>
              <table:covered-table-cell/>
              <table:table-cell>
                <text:p><text:span text:style-name="T6">BDT FIGURE</text:span></text:p>
              </table:table-cell>
              <table:covered-table-cell/>
            </table:table-row>
            <table:table-row table:style-name="ro1" table:default-cell-style-name="gray2">
              <table:covered-table-cell/>
              <table:covered-table-cell/>
              <table:table-cell>
                <text:p><text:span text:style-name="T6">BDT MODEL.pdf</text:span></text:p>
              </table:table-cell>
              <table:covered-table-cell/>
            </table:table-row>
            <table:table-row table:style-name="ro2" table:default-cell-style-name="gray1">
              <table:table-cell table:number-rows-spanned="2">
                <text:p><text:span text:style-name="T6">8-</text:span></text:p>
              </table:table-cell>
              <table:table-cell table:number-rows-spanned="2">
                <text:p><text:span text:style-name="T6">Bdt prj file creation</text:span></text:p>
              </table:table-cell>
              <table:table-cell>
                <text:p><text:span text:style-name="T6">simulation6.prj</text:span></text:p>
              </table:table-cell>
              <table:table-cell table:number-rows-spanned="2">
                <text:p text:style-name="P4"><text:span text:style-name="T6"><text:a xlink:href="https://seafile.cloud.uni-hannover.de/d/4aa0c25776f14c698a50/?p=%2FBDT_model&amp;mode=list" xlink:type="simple">Tanzeela/BDT_model</text:a></text:span></text:p>
              </table:table-cell>
            </table:table-row>
            <table:table-row table:style-name="ro1" table:default-cell-style-name="gray2">
              <table:covered-table-cell/>
              <table:covered-table-cell/>
              <table:table-cell>
                <text:p><text:span text:style-name="T6">COMPARISON PRJ.pdf</text:span></text:p>
              </table:table-cell>
              <table:covered-table-cell/>
            </table:table-row>
            <table:table-row table:style-name="ro2" table:default-cell-style-name="gray1">
              <table:table-cell table:number-rows-spanned="3">
                <text:p><text:span text:style-name="T6">9-</text:span></text:p>
              </table:table-cell>
              <table:table-cell table:number-rows-spanned="3">
                <text:p><text:span text:style-name="T6">Bdt simulation</text:span></text:p>
              </table:table-cell>
              <table:table-cell>
                <text:p><text:span text:style-name="T6">simulation1.vtu</text:span></text:p>
              </table:table-cell>
              <table:table-cell table:number-rows-spanned="3">
                <text:p text:style-name="P4"><text:span text:style-name="T6"><text:a xlink:href="https://seafile.cloud.uni-hannover.de/d/4aa0c25776f14c698a50/?p=%2FBDT_model&amp;mode=list" xlink:type="simple">Tanzeela/BDT_model</text:a></text:span></text:p>
              </table:table-cell>
            </table:table-row>
            <table:table-row table:style-name="ro1" table:default-cell-style-name="gray2">
              <table:covered-table-cell/>
              <table:covered-table-cell/>
              <table:table-cell>
                <text:p><text:span text:style-name="T6">simulation1.gml</text:span></text:p>
              </table:table-cell>
              <table:covered-table-cell/>
            </table:table-row>
            <table:table-row table:style-name="ro6" table:default-cell-style-name="gray1">
              <table:covered-table-cell/>
              <table:covered-table-cell/>
              <table:table-cell>
                <text:p><text:span text:style-name="T6"><text:s/></text:span><text:span text:style-name="T6">commands_to_run.png</text:span></text:p>
              </table:table-cell>
              <table:covered-table-cell/>
            </table:table-row>
            <table:table-row table:style-name="ro1" table:default-cell-style-name="gray2">
              <table:table-cell table:number-rows-spanned="2">
                <text:p><text:span text:style-name="T6">10-</text:span></text:p>
              </table:table-cell>
              <table:table-cell table:number-rows-spanned="2">
                <text:p><text:span text:style-name="T6">Calculation of Rm</text:span></text:p>
              </table:table-cell>
              <table:table-cell>
                <text:p><text:span text:style-name="T6">document_calculation_R.odt</text:span></text:p>
              </table:table-cell>
              <table:table-cell table:number-rows-spanned="2">
                <text:p text:style-name="P4"><text:span text:style-name="T6"><text:a xlink:href="https://seafile.cloud.uni-hannover.de/d/4aa0c25776f14c698a50/?p=%2FBDT_model" xlink:type="simple">Tanzeela/BDT_model</text:a></text:span></text:p>
              </table:table-cell>
            </table:table-row>
            <table:table-row table:style-name="ro1" table:default-cell-style-name="gray1">
              <table:covered-table-cell/>
              <table:covered-table-cell/>
              <table:table-cell>
                <text:p><text:span text:style-name="T6">parameters.pdf/xlsx</text:span></text:p>
              </table:table-cell>
              <table:covered-table-cell/>
            </table:table-row>
            <table:table-row table:style-name="ro6" table:default-cell-style-name="gray2">
              <table:table-cell>
                <text:p><text:span text:style-name="T6">11-</text:span></text:p>
              </table:table-cell>
              <table:table-cell>
                <text:p><text:span text:style-name="T6">Mfront installation</text:span></text:p>
              </table:table-cell>
              <table:table-cell>
                <text:p><text:span text:style-name="T6">Documentation for mfront learning.docx</text:span></text:p>
              </table:table-cell>
              <table:table-cell>
                <text:p text:style-name="P4"><text:span text:style-name="T6"><text:a xlink:href="https://seafile.cloud.uni-hannover.de/d/4aa0c25776f14c698a50/?p=%2FMFront&amp;mode=list" xlink:type="simple">Tanzeela/MFront</text:a></text:span></text:p>
              </table:table-cell>
            </table:table-row>
            <table:table-row table:style-name="ro2" table:default-cell-style-name="gray1">
              <table:table-cell table:number-rows-spanned="3">
                <text:p><text:span text:style-name="T6">12-</text:span></text:p>
              </table:table-cell>
              <table:table-cell table:number-rows-spanned="3">
                <text:p><text:span text:style-name="T6">Mfront literature</text:span></text:p>
              </table:table-cell>
              <table:table-cell>
                <text:p><text:span text:style-name="T6"><text:a xlink:href="https://seafile.cloud.uni-hannover.de/d/4aa0c25776f14c698a50/files/?p=%2FMFront%2Fmfront%20document.docx" xlink:type="simple">mfront document.docx</text:a></text:span></text:p>
              </table:table-cell>
              <table:table-cell table:number-rows-spanned="3">
                <text:p text:style-name="P4"><text:span text:style-name="T6"><text:a xlink:href="https://seafile.cloud.uni-hannover.de/d/4aa0c25776f14c698a50/?p=%2FMFront&amp;mode=list" xlink:type="simple">Tanzeela/MFront</text:a></text:span></text:p>
              </table:table-cell>
            </table:table-row>
            <table:table-row table:style-name="ro7" table:default-cell-style-name="gray2">
              <table:covered-table-cell/>
              <table:covered-table-cell/>
              <table:table-cell>
                <text:p><text:span text:style-name="T9">The MFrontGenericInterfaceSupport project</text:span></text:p>
              </table:table-cell>
              <table:covered-table-cell/>
            </table:table-row>
            <table:table-row table:style-name="ro5" table:default-cell-style-name="gray1">
              <table:covered-table-cell/>
              <table:covered-table-cell/>
              <table:table-cell>
                <text:list text:continue-numbering="true" text:style-name="L1">
                  <text:list-item>
                    <text:list>
                      <text:list-item>
                        <text:p><text:span text:style-name="T10">1-s2.0-S0898122115003132-main.pdf</text:span></text:p>
                      </text:list-item>
                    </text:list>
                  </text:list-item>
                </text:list>
                <text:p><text:span text:style-name="T6"/></text:p>
              </table:table-cell>
              <table:covered-table-cell/>
            </table:table-row>
            <table:table-row table:style-name="ro1" table:default-cell-style-name="gray2">
              <table:table-cell table:number-rows-spanned="7">
                <text:p><text:span text:style-name="T6">13-</text:span></text:p>
              </table:table-cell>
              <table:table-cell table:number-rows-spanned="7">
                <text:p><text:span text:style-name="T6">Figures</text:span></text:p>
              </table:table-cell>
              <table:table-cell>
                <text:p><text:span text:style-name="T11">Bond_degre.png</text:span></text:p>
              </table:table-cell>
              <table:table-cell table:number-rows-spanned="7">
                <text:p text:style-name="P4"><text:span text:style-name="T6"><text:a xlink:href="https://seafile.cloud.uni-hannover.de/d/4aa0c25776f14c698a50/?p=%2FFor_Plot%2FAchive&amp;mode=list" xlink:type="simple">Tanzeela/For_Plot/Achive</text:a></text:span></text:p>
              </table:table-cell>
            </table:table-row>
            <table:table-row table:style-name="ro2" table:default-cell-style-name="gray1">
              <table:covered-table-cell/>
              <table:covered-table-cell/>
              <table:table-cell>
                <text:p><text:span text:style-name="T11">deva_Hard.png</text:span></text:p>
              </table:table-cell>
              <table:covered-table-cell/>
            </table:table-row>
            <table:table-row table:style-name="ro2" table:default-cell-style-name="gray2">
              <table:covered-table-cell/>
              <table:covered-table-cell/>
              <table:table-cell>
                <text:p><text:span text:style-name="T11">MCC_YS.png</text:span></text:p>
              </table:table-cell>
              <table:covered-table-cell/>
            </table:table-row>
            <table:table-row table:style-name="ro2" table:default-cell-style-name="gray1">
              <table:covered-table-cell/>
              <table:covered-table-cell/>
              <table:table-cell>
                <text:p><text:span text:style-name="T11">MICP_soil.png</text:span></text:p>
              </table:table-cell>
              <table:covered-table-cell/>
            </table:table-row>
            <table:table-row table:style-name="ro2" table:default-cell-style-name="gray2">
              <table:covered-table-cell/>
              <table:covered-table-cell/>
              <table:table-cell>
                <text:p><text:span text:style-name="T11">non_soil.png</text:span></text:p>
              </table:table-cell>
              <table:covered-table-cell/>
            </table:table-row>
            <table:table-row table:style-name="ro1" table:default-cell-style-name="gray1">
              <table:covered-table-cell/>
              <table:covered-table-cell/>
              <table:table-cell>
                <text:p><text:span text:style-name="T11">Not_allowed_case.png</text:span></text:p>
              </table:table-cell>
              <table:covered-table-cell/>
            </table:table-row>
            <table:table-row table:style-name="ro2" table:default-cell-style-name="gray2">
              <table:covered-table-cell/>
              <table:covered-table-cell/>
              <table:table-cell>
                <text:p><text:span text:style-name="T11">vol_Hard.png</text:span></text:p>
              </table:table-cell>
              <table:covered-table-cell/>
            </table:table-row>
            <table:table-row table:style-name="ro2" table:default-cell-style-name="gray1">
              <table:table-cell table:number-rows-spanned="3"/>
              <table:table-cell table:number-rows-spanned="3"/>
              <table:table-cell>
                <text:p><text:span text:style-name="T11">Rev1.png</text:span></text:p>
              </table:table-cell>
              <table:table-cell table:number-rows-spanned="3">
                <text:p text:style-name="P4"><text:span text:style-name="T6"><text:a xlink:href="https://seafile.cloud.uni-hannover.de/d/4aa0c25776f14c698a50/?p=%2FFor_Plot%2FProgress&amp;mode=list" xlink:type="simple">Tanzeela/For_Plot/Progress</text:a></text:span></text:p>
              </table:table-cell>
            </table:table-row>
            <table:table-row table:style-name="ro2" table:default-cell-style-name="gray2">
              <table:covered-table-cell/>
              <table:covered-table-cell/>
              <table:table-cell>
                <text:p><text:span text:style-name="T11">Rev2.png</text:span></text:p>
              </table:table-cell>
              <table:covered-table-cell/>
            </table:table-row>
            <table:table-row table:style-name="ro2" table:default-cell-style-name="gray1">
              <table:covered-table-cell/>
              <table:covered-table-cell/>
              <table:table-cell>
                <text:p><text:span text:style-name="T11">Svg files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9.134cm" svg:x="1.471cm" svg:y="4.445cm" presentation:class="outline" presentation:user-transformed="true">
          <draw:text-box>
            <text:list text:style-name="L1">
              <text:list-item>
                <text:p text:style-name="P6">Parameter determination for snap back effect (newton raphson code)</text:p>
              </text:list-item>
              <text:list-item>
                <text:p text:style-name="P7">Critical value of stress <text:span text:style-name="T12">→</text:span> ratio.ipynb</text:p>
              </text:list-item>
              <text:list-item>
                <text:p text:style-name="P7"><text:span text:style-name="T13">Code for parameter change in prj file <text:s/></text:span><text:span text:style-name="T14">→</text:span><text:span text:style-name="T13"> change_parameters.py</text:span></text:p>
              </text:list-item>
              <text:list-item>
                <text:p text:style-name="P6"><text:span text:style-name="T13">Bdt paper review</text:span><text:span text:style-name="T13"><text:tab/></text:span><text:span text:style-name="T13"> </text:span><text:span text:style-name="T15">→</text:span><text:span text:style-name="T13"><text:tab/></text:span><text:span text:style-name="T13">BDT MODEL.pdf</text:span></text:p>
              </text:list-item>
              <text:list-item>
                <text:p text:style-name="P6"><text:span text:style-name="T13">Bdt prj file creation </text:span><text:span text:style-name="T15">→</text:span><text:span text:style-name="T16"> </text:span><text:span text:style-name="T13">COMPARISON PRJ.pdf </text:span></text:p>
              </text:list-item>
              <text:list-item>
                <text:p text:style-name="P6"><text:span text:style-name="T13">Calculation of Rm</text:span><text:span text:style-name="T13"><text:tab/></text:span><text:span text:style-name="T13"> </text:span><text:span text:style-name="T14">→</text:span><text:span text:style-name="T16"> </text:span><text:span text:style-name="T13">document_calculation_R.odt </text:span><text:span text:style-name="T17"><text:s text:c="3"/></text:span></text:p>
              </text:list-item>
            </text:list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0" draw:layer="layout" svg:width="25.199cm" svg:height="14.428cm" svg:x="1.27cm" svg:y="3.966cm" presentation:class="outline" presentation:user-transformed="true">
          <draw:text-box>
            <text:list text:style-name="L1">
              <text:list-item>
                <text:p text:style-name="P8"><text:span text:style-name="T18">Mfront </text:span><text:span text:style-name="T19">→</text:span><text:span text:style-name="T18">Documentation for mfront learning.docx</text:span><text:span text:style-name="T18"><text:line-break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mfront document.docx</text:span></text:p>
              </text:list-item>
              <text:list-item>
                <text:p text:style-name="P6"><text:span text:style-name="T18">2 papers </text:span><text:span text:style-name="T20">→</text:span><text:span text:style-name="T18"><text:tab/></text:span></text:p>
              </text:list-item>
              <text:list-item>
                <text:p text:style-name="P6"><text:span text:style-name="T18">MFrontGenericInterfaceSupport project</text:span><text:span text:style-name="T18"><text:line-break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    </text:list-item>
              <text:list-item>
                <text:p text:style-name="P6"><text:span text:style-name="T18">Introducing the open-sourcemfront codegenerator:Application to mechanical behaviours and material :Knowledge management within the PLEIADES fuel element Modelling platform</text:span></text:p>
              </text:list-item>
            </text:list>
            <text:p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<text:p><text:span text:style-name="T21"><text:s/></text:span></text:p>
            <text:p text:style-name="P9"><text:span text:style-name="T21"/></text:p>
            <text:p text:style-name="P9"><text:span text:style-name="T21"/></text:p>
            <text:p text:style-name="P9"><text:span text:style-name="T21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3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2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2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2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8T11:50:07.329000771</meta:creation-date>
    <dc:date>2022-11-18T12:59:08.900453410</dc:date>
    <meta:editing-duration>PT2M46S</meta:editing-duration>
    <meta:editing-cycles>2</meta:editing-cycles>
    <meta:generator>LibreOffice/7.3.6.2$Linux_X86_64 LibreOffice_project/30$Build-2</meta:generator>
    <meta:document-statistic meta:object-count="32"/>
  </office:meta>
</office:document-meta>
</file>